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6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0:53:15.3657105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2-15T20:54:11.575891242</dc:date>
    <meta:editing-duration>P1DT18H4M17S</meta:editing-duration>
    <meta:editing-cycles>344</meta:editing-cycles>
    <meta:generator>LibreOffice/6.4.7.2$Linux_X86_64 LibreOffice_project/40$Build-2</meta:generator>
    <meta:document-statistic meta:table-count="1" meta:cell-count="1666" meta:object-count="0"/>
  </office:meta>
</office:document-meta>
</file>